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14.94mm"/>
    </style:style>
    <style:style style:name="co6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4 月 份" calcext:value-type="string">
              <text:p><text:s text:c="7"/>中 華 民 國 103 年 4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3354" calcext:value-type="float">
            <text:p><text:s text:c="3"/>3,354 </text:p>
          </table:table-cell>
          <table:table-cell table:style-name="ce23" office:value-type="float" office:value="0.143458436446758" calcext:value-type="float">
            <text:p><text:s text:c="3"/>0.14 </text:p>
          </table:table-cell>
          <table:table-cell table:style-name="ce23" office:value-type="float" office:value="1.74528578878368" calcext:value-type="float">
            <text:p><text:s text:c="3"/>1.75 </text:p>
          </table:table-cell>
          <table:table-cell table:style-name="ce17" office:value-type="float" office:value="3393" calcext:value-type="float">
            <text:p><text:s text:c="3"/>3,393 </text:p>
          </table:table-cell>
          <table:table-cell table:style-name="ce23" office:value-type="float" office:value="0.14511614873289" calcext:value-type="float">
            <text:p><text:s text:c="3"/>0.15 </text:p>
          </table:table-cell>
          <table:table-cell table:style-name="ce23" office:value-type="float" office:value="1.77" calcext:value-type="float">
            <text:p><text:s text:c="3"/>1.77 </text:p>
          </table:table-cell>
          <table:table-cell table:style-name="ce17" office:value-type="float" office:value="17507" calcext:value-type="float">
            <text:p><text:s text:c="3"/>17,507 </text:p>
          </table:table-cell>
          <table:table-cell table:style-name="ce23" office:value-type="float" office:value="0.748761690500059" calcext:value-type="float">
            <text:p><text:s text:c="3"/>0.75 </text:p>
          </table:table-cell>
          <table:table-cell table:style-name="ce23" office:value-type="float" office:value="9.11" calcext:value-type="float">
            <text:p><text:s text:c="3"/>9.11 </text:p>
          </table:table-cell>
          <table:table-cell table:style-name="ce17" office:value-type="float" office:value="14114" calcext:value-type="float">
            <text:p><text:s text:c="3"/>14,114 </text:p>
          </table:table-cell>
          <table:table-cell table:style-name="ce23" office:value-type="float" office:value="0.603645541767169" calcext:value-type="float">
            <text:p><text:s text:c="3"/>0.60 </text:p>
          </table:table-cell>
          <table:table-cell table:style-name="ce23" office:value-type="float" office:value="7.34" calcext:value-type="float">
            <text:p><text:s text:c="3"/>7.34 </text:p>
          </table:table-cell>
          <table:table-cell table:style-name="ce17" office:value-type="float" office:value="9707" calcext:value-type="float">
            <text:p><text:s text:c="3"/>9,707 </text:p>
          </table:table-cell>
          <table:table-cell table:style-name="ce23" office:value-type="float" office:value="0.41516134858537" calcext:value-type="float">
            <text:p><text:s text:c="3"/>0.42 </text:p>
          </table:table-cell>
          <table:table-cell table:style-name="ce23" office:value-type="float" office:value="5.05" calcext:value-type="float">
            <text:p><text:s text:c="3"/>5.05 </text:p>
          </table:table-cell>
          <table:table-cell table:style-name="ce17" office:value-type="float" office:value="4608" calcext:value-type="float">
            <text:p><text:s text:c="3"/>4,608 </text:p>
          </table:table-cell>
          <table:table-cell table:style-name="ce23" office:value-type="float" office:value="0.197080817377293" calcext:value-type="float">
            <text:p><text:s text:c="3"/>0.20 </text:p>
          </table:table-cell>
          <table:table-cell table:style-name="ce38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485" calcext:value-type="float">
            <text:p><text:s/>－485 </text:p>
          </table:table-cell>
          <table:table-cell table:style-name="ce23" office:value-type="float" office:value="-0.122617491574788" calcext:value-type="float">
            <text:p><text:s/>－0.12 </text:p>
          </table:table-cell>
          <table:table-cell table:style-name="ce23" office:value-type="float" office:value="-1.4919376163173" calcext:value-type="float">
            <text:p><text:s/>－1.49 </text:p>
          </table:table-cell>
          <table:table-cell table:style-name="ce29" office:value-type="float" office:value="1253" calcext:value-type="float">
            <text:p><text:s text:c="3"/>1,253 </text:p>
          </table:table-cell>
          <table:table-cell table:style-name="ce23" office:value-type="float" office:value="0.316802344286781" calcext:value-type="float">
            <text:p><text:s text:c="3"/>0.32 </text:p>
          </table:table-cell>
          <table:table-cell table:style-name="ce23" office:value-type="float" office:value="3.85" calcext:value-type="float">
            <text:p><text:s text:c="3"/>3.85 </text:p>
          </table:table-cell>
          <table:table-cell table:style-name="ce29" office:value-type="float" office:value="3230" calcext:value-type="float">
            <text:p><text:s text:c="3"/>3,230 </text:p>
          </table:table-cell>
          <table:table-cell table:style-name="ce23" office:value-type="float" office:value="0.816657280164646" calcext:value-type="float">
            <text:p><text:s text:c="3"/>0.82 </text:p>
          </table:table-cell>
          <table:table-cell table:style-name="ce23" office:value-type="float" office:value="9.94" calcext:value-type="float">
            <text:p><text:s text:c="3"/>9.94 </text:p>
          </table:table-cell>
          <table:table-cell table:style-name="ce29" office:value-type="float" office:value="1977" calcext:value-type="float">
            <text:p><text:s text:c="3"/>1,977 </text:p>
          </table:table-cell>
          <table:table-cell table:style-name="ce23" office:value-type="float" office:value="0.499854935877866" calcext:value-type="float">
            <text:p><text:s text:c="3"/>0.50 </text:p>
          </table:table-cell>
          <table:table-cell table:style-name="ce23" office:value-type="float" office:value="6.08" calcext:value-type="float">
            <text:p><text:s text:c="3"/>6.08 </text:p>
          </table:table-cell>
          <table:table-cell table:style-name="ce29" office:value-type="float" office:value="1719" calcext:value-type="float">
            <text:p><text:s text:c="3"/>1,719 </text:p>
          </table:table-cell>
          <table:table-cell table:style-name="ce23" office:value-type="float" office:value="0.434623487493197" calcext:value-type="float">
            <text:p><text:s text:c="3"/>0.43 </text:p>
          </table:table-cell>
          <table:table-cell table:style-name="ce23" office:value-type="float" office:value="5.29" calcext:value-type="float">
            <text:p><text:s text:c="3"/>5.29 </text:p>
          </table:table-cell>
          <table:table-cell table:style-name="ce29" office:value-type="float" office:value="842" calcext:value-type="float">
            <text:p><text:s text:c="3"/>842 </text:p>
          </table:table-cell>
          <table:table-cell table:style-name="ce23" office:value-type="float" office:value="0.212887129999576" calcext:value-type="float">
            <text:p><text:s text:c="3"/>0.21 </text:p>
          </table:table-cell>
          <table:table-cell table:style-name="ce38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099" calcext:value-type="float">
            <text:p><text:s text:c="3"/>1,099 </text:p>
          </table:table-cell>
          <table:table-cell table:style-name="ce23" office:value-type="float" office:value="0.408514953357183" calcext:value-type="float">
            <text:p><text:s text:c="3"/>0.41 </text:p>
          </table:table-cell>
          <table:table-cell table:style-name="ce23" office:value-type="float" office:value="4.96925025932677" calcext:value-type="float">
            <text:p><text:s text:c="3"/>4.97 </text:p>
          </table:table-cell>
          <table:table-cell table:style-name="ce29" office:value-type="float" office:value="892" calcext:value-type="float">
            <text:p><text:s text:c="3"/>892 </text:p>
          </table:table-cell>
          <table:table-cell table:style-name="ce23" office:value-type="float" office:value="0.331502204842719" calcext:value-type="float">
            <text:p><text:s text:c="3"/>0.33 </text:p>
          </table:table-cell>
          <table:table-cell table:style-name="ce23" office:value-type="float" office:value="4.03" calcext:value-type="float">
            <text:p><text:s text:c="3"/>4.03 </text:p>
          </table:table-cell>
          <table:table-cell table:style-name="ce29" office:value-type="float" office:value="2428" calcext:value-type="float">
            <text:p><text:s text:c="3"/>2,428 </text:p>
          </table:table-cell>
          <table:table-cell table:style-name="ce23" office:value-type="float" office:value="0.902340082240048" calcext:value-type="float">
            <text:p><text:s text:c="3"/>0.90 </text:p>
          </table:table-cell>
          <table:table-cell table:style-name="ce23" office:value-type="float" office:value="10.98" calcext:value-type="float">
            <text:p><text:s text:c="3"/>10.98 </text:p>
          </table:table-cell>
          <table:table-cell table:style-name="ce29" office:value-type="float" office:value="1536" calcext:value-type="float">
            <text:p><text:s text:c="3"/>1,536 </text:p>
          </table:table-cell>
          <table:table-cell table:style-name="ce23" office:value-type="float" office:value="0.570837877397329" calcext:value-type="float">
            <text:p><text:s text:c="3"/>0.57 </text:p>
          </table:table-cell>
          <table:table-cell table:style-name="ce23" office:value-type="float" office:value="6.95" calcext:value-type="float">
            <text:p><text:s text:c="3"/>6.95 </text:p>
          </table:table-cell>
          <table:table-cell table:style-name="ce29" office:value-type="float" office:value="1173" calcext:value-type="float">
            <text:p><text:s text:c="3"/>1,173 </text:p>
          </table:table-cell>
          <table:table-cell table:style-name="ce23" office:value-type="float" office:value="0.435932832153038" calcext:value-type="float">
            <text:p><text:s text:c="3"/>0.44 </text:p>
          </table:table-cell>
          <table:table-cell table:style-name="ce23" office:value-type="float" office:value="5.3" calcext:value-type="float">
            <text:p><text:s text:c="3"/>5.30 </text:p>
          </table:table-cell>
          <table:table-cell table:style-name="ce29" office:value-type="float" office:value="483" calcext:value-type="float">
            <text:p><text:s text:c="3"/>483 </text:p>
          </table:table-cell>
          <table:table-cell table:style-name="ce23" office:value-type="float" office:value="0.179501754415957" calcext:value-type="float">
            <text:p><text:s text:c="3"/>0.18 </text:p>
          </table:table-cell>
          <table:table-cell table:style-name="ce38" office:value-type="float" office:value="2.18" calcext:value-type="float">
            <text:p><text:s text:c="3"/>2.1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145" calcext:value-type="float">
            <text:p><text:s text:c="3"/>1,145 </text:p>
          </table:table-cell>
          <table:table-cell table:style-name="ce23" office:value-type="float" office:value="0.423280188564855" calcext:value-type="float">
            <text:p><text:s text:c="3"/>0.42 </text:p>
          </table:table-cell>
          <table:table-cell table:style-name="ce23" office:value-type="float" office:value="5.14881926427786" calcext:value-type="float">
            <text:p><text:s text:c="3"/>5.15 </text:p>
          </table:table-cell>
          <table:table-cell table:style-name="ce29" office:value-type="float" office:value="815" calcext:value-type="float">
            <text:p><text:s text:c="3"/>815 </text:p>
          </table:table-cell>
          <table:table-cell table:style-name="ce23" office:value-type="float" office:value="0.301223020904693" calcext:value-type="float">
            <text:p><text:s text:c="3"/>0.30 </text:p>
          </table:table-cell>
          <table:table-cell table:style-name="ce23" office:value-type="float" office:value="3.66" calcext:value-type="float">
            <text:p><text:s text:c="3"/>3.66 </text:p>
          </table:table-cell>
          <table:table-cell table:style-name="ce29" office:value-type="float" office:value="2177" calcext:value-type="float">
            <text:p><text:s text:c="3"/>2,177 </text:p>
          </table:table-cell>
          <table:table-cell table:style-name="ce23" office:value-type="float" office:value="0.804616584674253" calcext:value-type="float">
            <text:p><text:s text:c="3"/>0.80 </text:p>
          </table:table-cell>
          <table:table-cell table:style-name="ce23" office:value-type="float" office:value="9.79" calcext:value-type="float">
            <text:p><text:s text:c="3"/>9.79 </text:p>
          </table:table-cell>
          <table:table-cell table:style-name="ce29" office:value-type="float" office:value="1362" calcext:value-type="float">
            <text:p><text:s text:c="3"/>1,362 </text:p>
          </table:table-cell>
          <table:table-cell table:style-name="ce23" office:value-type="float" office:value="0.50339356376956" calcext:value-type="float">
            <text:p><text:s text:c="3"/>0.50 </text:p>
          </table:table-cell>
          <table:table-cell table:style-name="ce23" office:value-type="float" office:value="6.12" calcext:value-type="float">
            <text:p><text:s text:c="3"/>6.12 </text:p>
          </table:table-cell>
          <table:table-cell table:style-name="ce29" office:value-type="float" office:value="1152" calcext:value-type="float">
            <text:p><text:s text:c="3"/>1,152 </text:p>
          </table:table-cell>
          <table:table-cell table:style-name="ce23" office:value-type="float" office:value="0.425777816051787" calcext:value-type="float">
            <text:p><text:s text:c="3"/>0.43 </text:p>
          </table:table-cell>
          <table:table-cell table:style-name="ce23" office:value-type="float" office:value="5.18" calcext:value-type="float">
            <text:p><text:s text:c="3"/>5.18 </text:p>
          </table:table-cell>
          <table:table-cell table:style-name="ce29" office:value-type="float" office:value="532" calcext:value-type="float">
            <text:p><text:s text:c="3"/>532 </text:p>
          </table:table-cell>
          <table:table-cell table:style-name="ce23" office:value-type="float" office:value="0.196626560885027" calcext:value-type="float">
            <text:p><text:s text:c="3"/>0.20 </text:p>
          </table:table-cell>
          <table:table-cell table:style-name="ce38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5" calcext:value-type="float">
            <text:p><text:s text:c="3"/>25 </text:p>
          </table:table-cell>
          <table:table-cell table:style-name="ce23" office:value-type="float" office:value="0.0132761432485236" calcext:value-type="float">
            <text:p><text:s text:c="3"/>0.01 </text:p>
          </table:table-cell>
          <table:table-cell table:style-name="ce23" office:value-type="float" office:value="0.161525337306945" calcext:value-type="float">
            <text:p><text:s text:c="3"/>0.16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23" office:value-type="float" office:value="0.0451385874118038" calcext:value-type="float">
            <text:p><text:s text:c="3"/>0.05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9" office:value-type="float" office:value="1271" calcext:value-type="float">
            <text:p><text:s text:c="3"/>1,271 </text:p>
          </table:table-cell>
          <table:table-cell table:style-name="ce23" office:value-type="float" office:value="0.674954642357679" calcext:value-type="float">
            <text:p><text:s text:c="3"/>0.67 </text:p>
          </table:table-cell>
          <table:table-cell table:style-name="ce23" office:value-type="float" office:value="8.21" calcext:value-type="float">
            <text:p><text:s text:c="3"/>8.21 </text:p>
          </table:table-cell>
          <table:table-cell table:style-name="ce29" office:value-type="float" office:value="1186" calcext:value-type="float">
            <text:p><text:s text:c="3"/>1,186 </text:p>
          </table:table-cell>
          <table:table-cell table:style-name="ce23" office:value-type="float" office:value="0.629816054945875" calcext:value-type="float">
            <text:p><text:s text:c="3"/>0.63 </text:p>
          </table:table-cell>
          <table:table-cell table:style-name="ce23" office:value-type="float" office:value="7.66" calcext:value-type="float">
            <text:p><text:s text:c="3"/>7.66 </text:p>
          </table:table-cell>
          <table:table-cell table:style-name="ce29" office:value-type="float" office:value="769" calcext:value-type="float">
            <text:p><text:s text:c="3"/>769 </text:p>
          </table:table-cell>
          <table:table-cell table:style-name="ce23" office:value-type="float" office:value="0.408371455525614" calcext:value-type="float">
            <text:p><text:s text:c="3"/>0.41 </text:p>
          </table:table-cell>
          <table:table-cell table:style-name="ce23" office:value-type="float" office:value="4.97" calcext:value-type="float">
            <text:p><text:s text:c="3"/>4.97 </text:p>
          </table:table-cell>
          <table:table-cell table:style-name="ce29" office:value-type="float" office:value="313" calcext:value-type="float">
            <text:p><text:s text:c="3"/>313 </text:p>
          </table:table-cell>
          <table:table-cell table:style-name="ce23" office:value-type="float" office:value="0.166216210116407" calcext:value-type="float">
            <text:p><text:s text:c="3"/>0.17 </text:p>
          </table:table-cell>
          <table:table-cell table:style-name="ce38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537" calcext:value-type="float">
            <text:p><text:s/>－537 </text:p>
          </table:table-cell>
          <table:table-cell table:style-name="ce23" office:value-type="float" office:value="-0.193257995104851" calcext:value-type="float">
            <text:p><text:s/>－0.19 </text:p>
          </table:table-cell>
          <table:table-cell table:style-name="ce23" office:value-type="float" office:value="-2.35153283336942" calcext:value-type="float">
            <text:p><text:s/>－2.35 </text:p>
          </table:table-cell>
          <table:table-cell table:style-name="ce29" office:value-type="float" office:value="191" calcext:value-type="float">
            <text:p><text:s text:c="3"/>191 </text:p>
          </table:table-cell>
          <table:table-cell table:style-name="ce23" office:value-type="float" office:value="0.0687445888380743" calcext:value-type="float">
            <text:p><text:s text:c="3"/>0.07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9" office:value-type="float" office:value="1876" calcext:value-type="float">
            <text:p><text:s text:c="3"/>1,876 </text:p>
          </table:table-cell>
          <table:table-cell table:style-name="ce23" office:value-type="float" office:value="0.675208631728939" calcext:value-type="float">
            <text:p><text:s text:c="3"/>0.68 </text:p>
          </table:table-cell>
          <table:table-cell table:style-name="ce23" office:value-type="float" office:value="8.22" calcext:value-type="float">
            <text:p><text:s text:c="3"/>8.22 </text:p>
          </table:table-cell>
          <table:table-cell table:style-name="ce29" office:value-type="float" office:value="1685" calcext:value-type="float">
            <text:p><text:s text:c="3"/>1,685 </text:p>
          </table:table-cell>
          <table:table-cell table:style-name="ce23" office:value-type="float" office:value="0.606464042890865" calcext:value-type="float">
            <text:p><text:s text:c="3"/>0.61 </text:p>
          </table:table-cell>
          <table:table-cell table:style-name="ce23" office:value-type="float" office:value="7.38" calcext:value-type="float">
            <text:p><text:s text:c="3"/>7.38 </text:p>
          </table:table-cell>
          <table:table-cell table:style-name="ce29" office:value-type="float" office:value="1124" calcext:value-type="float">
            <text:p><text:s text:c="3"/>1,124 </text:p>
          </table:table-cell>
          <table:table-cell table:style-name="ce23" office:value-type="float" office:value="0.404549308136102" calcext:value-type="float">
            <text:p><text:s text:c="3"/>0.40 </text:p>
          </table:table-cell>
          <table:table-cell table:style-name="ce23" office:value-type="float" office:value="4.92" calcext:value-type="float">
            <text:p><text:s text:c="3"/>4.92 </text:p>
          </table:table-cell>
          <table:table-cell table:style-name="ce29" office:value-type="float" office:value="559" calcext:value-type="float">
            <text:p><text:s text:c="3"/>559 </text:p>
          </table:table-cell>
          <table:table-cell table:style-name="ce23" office:value-type="float" office:value="0.201194896128186" calcext:value-type="float">
            <text:p><text:s text:c="3"/>0.20 </text:p>
          </table:table-cell>
          <table:table-cell table:style-name="ce38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1416" calcext:value-type="float">
            <text:p><text:s text:c="3"/>1,416 </text:p>
          </table:table-cell>
          <table:table-cell table:style-name="ce23" office:value-type="float" office:value="0.153370329231724" calcext:value-type="float">
            <text:p><text:s text:c="3"/>0.15 </text:p>
          </table:table-cell>
          <table:table-cell table:style-name="ce23" office:value-type="float" office:value="1.86586258833957" calcext:value-type="float">
            <text:p><text:s text:c="3"/>1.87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3" office:value-type="float" office:value="0.00877263000090001" calcext:value-type="float">
            <text:p><text:s text:c="3"/>0.01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9" office:value-type="float" office:value="6391" calcext:value-type="float">
            <text:p><text:s text:c="3"/>6,391 </text:p>
          </table:table-cell>
          <table:table-cell table:style-name="ce23" office:value-type="float" office:value="0.692171337478419" calcext:value-type="float">
            <text:p><text:s text:c="3"/>0.69 </text:p>
          </table:table-cell>
          <table:table-cell table:style-name="ce23" office:value-type="float" office:value="8.42" calcext:value-type="float">
            <text:p><text:s text:c="3"/>8.42 </text:p>
          </table:table-cell>
          <table:table-cell table:style-name="ce29" office:value-type="float" office:value="6310" calcext:value-type="float">
            <text:p><text:s text:c="3"/>6,310 </text:p>
          </table:table-cell>
          <table:table-cell table:style-name="ce23" office:value-type="float" office:value="0.683398707477519" calcext:value-type="float">
            <text:p><text:s text:c="3"/>0.68 </text:p>
          </table:table-cell>
          <table:table-cell table:style-name="ce23" office:value-type="float" office:value="8.31" calcext:value-type="float">
            <text:p><text:s text:c="3"/>8.31 </text:p>
          </table:table-cell>
          <table:table-cell table:style-name="ce29" office:value-type="float" office:value="3724" calcext:value-type="float">
            <text:p><text:s text:c="3"/>3,724 </text:p>
          </table:table-cell>
          <table:table-cell table:style-name="ce23" office:value-type="float" office:value="0.40332437189323" calcext:value-type="float">
            <text:p><text:s text:c="3"/>0.40 </text:p>
          </table:table-cell>
          <table:table-cell table:style-name="ce23" office:value-type="float" office:value="4.91" calcext:value-type="float">
            <text:p><text:s text:c="3"/>4.91 </text:p>
          </table:table-cell>
          <table:table-cell table:style-name="ce29" office:value-type="float" office:value="1864" calcext:value-type="float">
            <text:p><text:s text:c="3"/>1,864 </text:p>
          </table:table-cell>
          <table:table-cell table:style-name="ce23" office:value-type="float" office:value="0.201878794094785" calcext:value-type="float">
            <text:p><text:s text:c="3"/>0.20 </text:p>
          </table:table-cell>
          <table:table-cell table:style-name="ce38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23" calcext:value-type="float">
            <text:p><text:s text:c="3"/>123 </text:p>
          </table:table-cell>
          <table:table-cell table:style-name="ce24" office:value-type="float" office:value="0.268308803800823" calcext:value-type="float">
            <text:p><text:s text:c="3"/>0.27 </text:p>
          </table:table-cell>
          <table:table-cell table:style-name="ce24" office:value-type="float" office:value="3.26398590150026" calcext:value-type="float">
            <text:p><text:s text:c="3"/>3.26 </text:p>
          </table:table-cell>
          <table:table-cell table:style-name="ce30" office:value-type="float" office:value="-17" calcext:value-type="float">
            <text:p><text:s/>－17 </text:p>
          </table:table-cell>
          <table:table-cell table:style-name="ce24" office:value-type="float" office:value="-0.037078356381894" calcext:value-type="float">
            <text:p><text:s/>－0.04 </text:p>
          </table:table-cell>
          <table:table-cell table:style-name="ce24" office:value-type="float" office:value="-0.45" calcext:value-type="float">
            <text:p><text:s/>－0.45 </text:p>
          </table:table-cell>
          <table:table-cell table:style-name="ce30" office:value-type="float" office:value="281" calcext:value-type="float">
            <text:p><text:s text:c="3"/>281 </text:p>
          </table:table-cell>
          <table:table-cell table:style-name="ce24" office:value-type="float" office:value="0.612883420194836" calcext:value-type="float">
            <text:p><text:s text:c="3"/>0.61 </text:p>
          </table:table-cell>
          <table:table-cell table:style-name="ce24" office:value-type="float" office:value="7.46" calcext:value-type="float">
            <text:p><text:s text:c="3"/>7.46 </text:p>
          </table:table-cell>
          <table:table-cell table:style-name="ce30" office:value-type="float" office:value="298" calcext:value-type="float">
            <text:p><text:s text:c="3"/>298 </text:p>
          </table:table-cell>
          <table:table-cell table:style-name="ce24" office:value-type="float" office:value="0.64996177657673" calcext:value-type="float">
            <text:p><text:s text:c="3"/>0.65 </text:p>
          </table:table-cell>
          <table:table-cell table:style-name="ce24" office:value-type="float" office:value="7.91" calcext:value-type="float">
            <text:p><text:s text:c="3"/>7.91 </text:p>
          </table:table-cell>
          <table:table-cell table:style-name="ce30" office:value-type="float" office:value="174" calcext:value-type="float">
            <text:p><text:s text:c="3"/>174 </text:p>
          </table:table-cell>
          <table:table-cell table:style-name="ce24" office:value-type="float" office:value="0.379507882967621" calcext:value-type="float">
            <text:p><text:s text:c="3"/>0.38 </text:p>
          </table:table-cell>
          <table:table-cell table:style-name="ce24" office:value-type="float" office:value="4.62" calcext:value-type="float">
            <text:p><text:s text:c="3"/>4.62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4" office:value-type="float" office:value="0.213745819142683" calcext:value-type="float">
            <text:p><text:s text:c="3"/>0.21 </text:p>
          </table:table-cell>
          <table:table-cell table:style-name="ce39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736" calcext:value-type="float">
            <text:p><text:s text:c="3"/>736 </text:p>
          </table:table-cell>
          <table:table-cell table:style-name="ce24" office:value-type="float" office:value="0.359759528128454" calcext:value-type="float">
            <text:p><text:s text:c="3"/>0.36 </text:p>
          </table:table-cell>
          <table:table-cell table:style-name="ce24" office:value-type="float" office:value="4.37628705341354" calcext:value-type="float">
            <text:p><text:s text:c="3"/>4.38 </text:p>
          </table:table-cell>
          <table:table-cell table:style-name="ce30" office:value-type="float" office:value="446" calcext:value-type="float">
            <text:p><text:s text:c="3"/>446 </text:p>
          </table:table-cell>
          <table:table-cell table:style-name="ce24" office:value-type="float" office:value="0.217967245289879" calcext:value-type="float">
            <text:p><text:s text:c="3"/>0.22 </text:p>
          </table:table-cell>
          <table:table-cell table:style-name="ce24" office:value-type="float" office:value="2.65" calcext:value-type="float">
            <text:p><text:s text:c="3"/>2.65 </text:p>
          </table:table-cell>
          <table:table-cell table:style-name="ce30" office:value-type="float" office:value="1450" calcext:value-type="float">
            <text:p><text:s text:c="3"/>1,450 </text:p>
          </table:table-cell>
          <table:table-cell table:style-name="ce24" office:value-type="float" office:value="0.708637905090415" calcext:value-type="float">
            <text:p><text:s text:c="3"/>0.71 </text:p>
          </table:table-cell>
          <table:table-cell table:style-name="ce24" office:value-type="float" office:value="8.62" calcext:value-type="float">
            <text:p><text:s text:c="3"/>8.62 </text:p>
          </table:table-cell>
          <table:table-cell table:style-name="ce30" office:value-type="float" office:value="1004" calcext:value-type="float">
            <text:p><text:s text:c="3"/>1,004 </text:p>
          </table:table-cell>
          <table:table-cell table:style-name="ce24" office:value-type="float" office:value="0.490670659800536" calcext:value-type="float">
            <text:p><text:s text:c="3"/>0.49 </text:p>
          </table:table-cell>
          <table:table-cell table:style-name="ce24" office:value-type="float" office:value="5.97" calcext:value-type="float">
            <text:p><text:s text:c="3"/>5.97 </text:p>
          </table:table-cell>
          <table:table-cell table:style-name="ce30" office:value-type="float" office:value="920" calcext:value-type="float">
            <text:p><text:s text:c="3"/>920 </text:p>
          </table:table-cell>
          <table:table-cell table:style-name="ce24" office:value-type="float" office:value="0.449618532884953" calcext:value-type="float">
            <text:p><text:s text:c="3"/>0.45 </text:p>
          </table:table-cell>
          <table:table-cell table:style-name="ce24" office:value-type="float" office:value="5.47" calcext:value-type="float">
            <text:p><text:s text:c="3"/>5.47 </text:p>
          </table:table-cell>
          <table:table-cell table:style-name="ce30" office:value-type="float" office:value="471" calcext:value-type="float">
            <text:p><text:s text:c="3"/>471 </text:p>
          </table:table-cell>
          <table:table-cell table:style-name="ce24" office:value-type="float" office:value="0.230185140205231" calcext:value-type="float">
            <text:p><text:s text:c="3"/>0.23 </text:p>
          </table:table-cell>
          <table:table-cell table:style-name="ce39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51" calcext:value-type="float">
            <text:p><text:s text:c="3"/>751 </text:p>
          </table:table-cell>
          <table:table-cell table:style-name="ce24" office:value-type="float" office:value="1.41238953364816" calcext:value-type="float">
            <text:p><text:s text:c="3"/>1.41 </text:p>
          </table:table-cell>
          <table:table-cell table:style-name="ce24" office:value-type="float" office:value="17.1719459210403" calcext:value-type="float">
            <text:p><text:s text:c="3"/>17.17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4" office:value-type="float" office:value="0.330765826252094" calcext:value-type="float">
            <text:p><text:s text:c="3"/>0.33 </text:p>
          </table:table-cell>
          <table:table-cell table:style-name="ce24" office:value-type="float" office:value="4.02" calcext:value-type="float">
            <text:p><text:s text:c="3"/>4.02 </text:p>
          </table:table-cell>
          <table:table-cell table:style-name="ce30" office:value-type="float" office:value="495" calcext:value-type="float">
            <text:p><text:s text:c="3"/>495 </text:p>
          </table:table-cell>
          <table:table-cell table:style-name="ce24" office:value-type="float" office:value="0.930278886334015" calcext:value-type="float">
            <text:p><text:s text:c="3"/>0.93 </text:p>
          </table:table-cell>
          <table:table-cell table:style-name="ce24" office:value-type="float" office:value="11.32" calcext:value-type="float">
            <text:p><text:s text:c="3"/>11.32 </text:p>
          </table:table-cell>
          <table:table-cell table:style-name="ce30" office:value-type="float" office:value="319" calcext:value-type="float">
            <text:p><text:s text:c="3"/>319 </text:p>
          </table:table-cell>
          <table:table-cell table:style-name="ce24" office:value-type="float" office:value="0.599513060081921" calcext:value-type="float">
            <text:p><text:s text:c="3"/>0.60 </text:p>
          </table:table-cell>
          <table:table-cell table:style-name="ce24" office:value-type="float" office:value="7.29" calcext:value-type="float">
            <text:p><text:s text:c="3"/>7.29 </text:p>
          </table:table-cell>
          <table:table-cell table:style-name="ce30" office:value-type="float" office:value="234" calcext:value-type="float">
            <text:p><text:s text:c="3"/>234 </text:p>
          </table:table-cell>
          <table:table-cell table:style-name="ce24" office:value-type="float" office:value="0.439768200812444" calcext:value-type="float">
            <text:p><text:s text:c="3"/>0.44 </text:p>
          </table:table-cell>
          <table:table-cell table:style-name="ce24" office:value-type="float" office:value="5.35" calcext:value-type="float">
            <text:p><text:s text:c="3"/>5.35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4" office:value-type="float" office:value="0.236798261975931" calcext:value-type="float">
            <text:p><text:s text:c="3"/>0.24 </text:p>
          </table:table-cell>
          <table:table-cell table:style-name="ce39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72" calcext:value-type="float">
            <text:p><text:s text:c="3"/>272 </text:p>
          </table:table-cell>
          <table:table-cell table:style-name="ce24" office:value-type="float" office:value="0.480826172499925" calcext:value-type="float">
            <text:p><text:s text:c="3"/>0.48 </text:p>
          </table:table-cell>
          <table:table-cell table:style-name="ce24" office:value-type="float" office:value="5.84864567445877" calcext:value-type="float">
            <text:p><text:s text:c="3"/>5.85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4" office:value-type="float" office:value="0.111341058871143" calcext:value-type="float">
            <text:p><text:s text:c="3"/>0.11 </text:p>
          </table:table-cell>
          <table:table-cell table:style-name="ce24" office:value-type="float" office:value="1.35" calcext:value-type="float">
            <text:p><text:s text:c="3"/>1.35 </text:p>
          </table:table-cell>
          <table:table-cell table:style-name="ce30" office:value-type="float" office:value="503" calcext:value-type="float">
            <text:p><text:s text:c="3"/>503 </text:p>
          </table:table-cell>
          <table:table-cell table:style-name="ce24" office:value-type="float" office:value="0.888961152574364" calcext:value-type="float">
            <text:p><text:s text:c="3"/>0.89 </text:p>
          </table:table-cell>
          <table:table-cell table:style-name="ce24" office:value-type="float" office:value="10.82" calcext:value-type="float">
            <text:p><text:s text:c="3"/>10.82 </text:p>
          </table:table-cell>
          <table:table-cell table:style-name="ce30" office:value-type="float" office:value="440" calcext:value-type="float">
            <text:p><text:s text:c="3"/>440 </text:p>
          </table:table-cell>
          <table:table-cell table:style-name="ce24" office:value-type="float" office:value="0.777620093703221" calcext:value-type="float">
            <text:p><text:s text:c="3"/>0.78 </text:p>
          </table:table-cell>
          <table:table-cell table:style-name="ce24" office:value-type="float" office:value="9.46" calcext:value-type="float">
            <text:p><text:s text:c="3"/>9.46 </text:p>
          </table:table-cell>
          <table:table-cell table:style-name="ce30" office:value-type="float" office:value="256" calcext:value-type="float">
            <text:p><text:s text:c="3"/>256 </text:p>
          </table:table-cell>
          <table:table-cell table:style-name="ce24" office:value-type="float" office:value="0.452433509063692" calcext:value-type="float">
            <text:p><text:s text:c="3"/>0.45 </text:p>
          </table:table-cell>
          <table:table-cell table:style-name="ce24" office:value-type="float" office:value="5.5" calcext:value-type="float">
            <text:p><text:s text:c="3"/>5.50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4" office:value-type="float" office:value="0.203241615399706" calcext:value-type="float">
            <text:p><text:s text:c="3"/>0.20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78" calcext:value-type="float">
            <text:p><text:s/>－478 </text:p>
          </table:table-cell>
          <table:table-cell table:style-name="ce24" office:value-type="float" office:value="-0.36913733839623" calcext:value-type="float">
            <text:p><text:s/>－0.37 </text:p>
          </table:table-cell>
          <table:table-cell table:style-name="ce24" office:value-type="float" office:value="-4.49200003295558" calcext:value-type="float">
            <text:p><text:s/>－4.49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4" office:value-type="float" office:value="0.13130738905298" calcext:value-type="float">
            <text:p><text:s text:c="3"/>0.13 </text:p>
          </table:table-cell>
          <table:table-cell table:style-name="ce24" office:value-type="float" office:value="1.6" calcext:value-type="float">
            <text:p><text:s text:c="3"/>1.60 </text:p>
          </table:table-cell>
          <table:table-cell table:style-name="ce30" office:value-type="float" office:value="1007" calcext:value-type="float">
            <text:p><text:s text:c="3"/>1,007 </text:p>
          </table:table-cell>
          <table:table-cell table:style-name="ce24" office:value-type="float" office:value="0.777803181037359" calcext:value-type="float">
            <text:p><text:s text:c="3"/>0.78 </text:p>
          </table:table-cell>
          <table:table-cell table:style-name="ce24" office:value-type="float" office:value="9.46" calcext:value-type="float">
            <text:p><text:s text:c="3"/>9.46 </text:p>
          </table:table-cell>
          <table:table-cell table:style-name="ce30" office:value-type="float" office:value="837" calcext:value-type="float">
            <text:p><text:s text:c="3"/>837 </text:p>
          </table:table-cell>
          <table:table-cell table:style-name="ce24" office:value-type="float" office:value="0.646495791984379" calcext:value-type="float">
            <text:p><text:s text:c="3"/>0.65 </text:p>
          </table:table-cell>
          <table:table-cell table:style-name="ce24" office:value-type="float" office:value="7.87" calcext:value-type="float">
            <text:p><text:s text:c="3"/>7.87 </text:p>
          </table:table-cell>
          <table:table-cell table:style-name="ce30" office:value-type="float" office:value="455" calcext:value-type="float">
            <text:p><text:s text:c="3"/>455 </text:p>
          </table:table-cell>
          <table:table-cell table:style-name="ce24" office:value-type="float" office:value="0.351440364818271" calcext:value-type="float">
            <text:p><text:s text:c="3"/>0.35 </text:p>
          </table:table-cell>
          <table:table-cell table:style-name="ce24" office:value-type="float" office:value="4.28" calcext:value-type="float">
            <text:p><text:s text:c="3"/>4.28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4" office:value-type="float" office:value="0.14675531717686" calcext:value-type="float">
            <text:p><text:s text:c="3"/>0.15 </text:p>
          </table:table-cell>
          <table:table-cell table:style-name="ce39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08" calcext:value-type="float">
            <text:p><text:s/>－108 </text:p>
          </table:table-cell>
          <table:table-cell table:style-name="ce24" office:value-type="float" office:value="-0.209174631765492" calcext:value-type="float">
            <text:p><text:s/>－0.21 </text:p>
          </table:table-cell>
          <table:table-cell table:style-name="ce24" office:value-type="float" office:value="-2.54522421798276" calcext:value-type="float">
            <text:p><text:s/>－2.55 </text:p>
          </table:table-cell>
          <table:table-cell table:style-name="ce30" office:value-type="float" office:value="-120" calcext:value-type="float">
            <text:p><text:s/>－120 </text:p>
          </table:table-cell>
          <table:table-cell table:style-name="ce24" office:value-type="float" office:value="-0.232440567852307" calcext:value-type="float">
            <text:p><text:s/>－0.23 </text:p>
          </table:table-cell>
          <table:table-cell table:style-name="ce24" office:value-type="float" office:value="-2.83" calcext:value-type="float">
            <text:p><text:s/>－2.83 </text:p>
          </table:table-cell>
          <table:table-cell table:style-name="ce30" office:value-type="float" office:value="274" calcext:value-type="float">
            <text:p><text:s text:c="3"/>274 </text:p>
          </table:table-cell>
          <table:table-cell table:style-name="ce24" office:value-type="float" office:value="0.530739296596102" calcext:value-type="float">
            <text:p><text:s text:c="3"/>0.53 </text:p>
          </table:table-cell>
          <table:table-cell table:style-name="ce24" office:value-type="float" office:value="6.46" calcext:value-type="float">
            <text:p><text:s text:c="3"/>6.46 </text:p>
          </table:table-cell>
          <table:table-cell table:style-name="ce30" office:value-type="float" office:value="394" calcext:value-type="float">
            <text:p><text:s text:c="3"/>394 </text:p>
          </table:table-cell>
          <table:table-cell table:style-name="ce24" office:value-type="float" office:value="0.763179864448409" calcext:value-type="float">
            <text:p><text:s text:c="3"/>0.76 </text:p>
          </table:table-cell>
          <table:table-cell table:style-name="ce24" office:value-type="float" office:value="9.29" calcext:value-type="float">
            <text:p><text:s text:c="3"/>9.29 </text:p>
          </table:table-cell>
          <table:table-cell table:style-name="ce30" office:value-type="float" office:value="203" calcext:value-type="float">
            <text:p><text:s text:c="3"/>203 </text:p>
          </table:table-cell>
          <table:table-cell table:style-name="ce24" office:value-type="float" office:value="0.39321196061682" calcext:value-type="float">
            <text:p><text:s text:c="3"/>0.39 </text:p>
          </table:table-cell>
          <table:table-cell table:style-name="ce24" office:value-type="float" office:value="4.78" calcext:value-type="float">
            <text:p><text:s text:c="3"/>4.78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4" office:value-type="float" office:value="0.205322501602871" calcext:value-type="float">
            <text:p><text:s text:c="3"/>0.21 </text:p>
          </table:table-cell>
          <table:table-cell table:style-name="ce39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193" calcext:value-type="float">
            <text:p><text:s text:c="3"/>193 </text:p>
          </table:table-cell>
          <table:table-cell table:style-name="ce24" office:value-type="float" office:value="0.273000659162213" calcext:value-type="float">
            <text:p><text:s text:c="3"/>0.27 </text:p>
          </table:table-cell>
          <table:table-cell table:style-name="ce24" office:value-type="float" office:value="3.32105469474654" calcext:value-type="float">
            <text:p><text:s text:c="3"/>3.32 </text:p>
          </table:table-cell>
          <table:table-cell table:style-name="ce30" office:value-type="float" office:value="-208" calcext:value-type="float">
            <text:p><text:s/>－208 </text:p>
          </table:table-cell>
          <table:table-cell table:style-name="ce24" office:value-type="float" office:value="-0.294178171555375" calcext:value-type="float">
            <text:p><text:s/>－0.29 </text:p>
          </table:table-cell>
          <table:table-cell table:style-name="ce24" office:value-type="float" office:value="-3.58" calcext:value-type="float">
            <text:p><text:s/>－3.58 </text:p>
          </table:table-cell>
          <table:table-cell table:style-name="ce30" office:value-type="float" office:value="426" calcext:value-type="float">
            <text:p><text:s text:c="3"/>426 </text:p>
          </table:table-cell>
          <table:table-cell table:style-name="ce24" office:value-type="float" office:value="0.602499524435528" calcext:value-type="float">
            <text:p><text:s text:c="3"/>0.60 </text:p>
          </table:table-cell>
          <table:table-cell table:style-name="ce24" office:value-type="float" office:value="7.33" calcext:value-type="float">
            <text:p><text:s text:c="3"/>7.33 </text:p>
          </table:table-cell>
          <table:table-cell table:style-name="ce30" office:value-type="float" office:value="634" calcext:value-type="float">
            <text:p><text:s text:c="3"/>634 </text:p>
          </table:table-cell>
          <table:table-cell table:style-name="ce24" office:value-type="float" office:value="0.896677695990903" calcext:value-type="float">
            <text:p><text:s text:c="3"/>0.90 </text:p>
          </table:table-cell>
          <table:table-cell table:style-name="ce24" office:value-type="float" office:value="10.91" calcext:value-type="float">
            <text:p><text:s text:c="3"/>10.91 </text:p>
          </table:table-cell>
          <table:table-cell table:style-name="ce30" office:value-type="float" office:value="255" calcext:value-type="float">
            <text:p><text:s text:c="3"/>255 </text:p>
          </table:table-cell>
          <table:table-cell table:style-name="ce24" office:value-type="float" office:value="0.36065112378183" calcext:value-type="float">
            <text:p><text:s text:c="3"/>0.36 </text:p>
          </table:table-cell>
          <table:table-cell table:style-name="ce24" office:value-type="float" office:value="4.39" calcext:value-type="float">
            <text:p><text:s text:c="3"/>4.39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4" office:value-type="float" office:value="0.15840363083751" calcext:value-type="float">
            <text:p><text:s text:c="3"/>0.16 </text:p>
          </table:table-cell>
          <table:table-cell table:style-name="ce39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51" calcext:value-type="float">
            <text:p><text:s/>－251 </text:p>
          </table:table-cell>
          <table:table-cell table:style-name="ce24" office:value-type="float" office:value="-0.475630115155546" calcext:value-type="float">
            <text:p><text:s/>－0.48 </text:p>
          </table:table-cell>
          <table:table-cell table:style-name="ce24" office:value-type="float" office:value="-5.788209591123" calcext:value-type="float">
            <text:p><text:s/>－5.79 </text:p>
          </table:table-cell>
          <table:table-cell table:style-name="ce30" office:value-type="float" office:value="-251" calcext:value-type="float">
            <text:p><text:s/>－251 </text:p>
          </table:table-cell>
          <table:table-cell table:style-name="ce24" office:value-type="float" office:value="-0.475743254064904" calcext:value-type="float">
            <text:p><text:s/>－0.48 </text:p>
          </table:table-cell>
          <table:table-cell table:style-name="ce24" office:value-type="float" office:value="-5.79" calcext:value-type="float">
            <text:p><text:s/>－5.79 </text:p>
          </table:table-cell>
          <table:table-cell table:style-name="ce30" office:value-type="float" office:value="260" calcext:value-type="float">
            <text:p><text:s text:c="3"/>260 </text:p>
          </table:table-cell>
          <table:table-cell table:style-name="ce24" office:value-type="float" office:value="0.492801777119024" calcext:value-type="float">
            <text:p><text:s text:c="3"/>0.49 </text:p>
          </table:table-cell>
          <table:table-cell table:style-name="ce24" office:value-type="float" office:value="6" calcext:value-type="float">
            <text:p><text:s text:c="3"/>6.00 </text:p>
          </table:table-cell>
          <table:table-cell table:style-name="ce30" office:value-type="float" office:value="511" calcext:value-type="float">
            <text:p><text:s text:c="3"/>511 </text:p>
          </table:table-cell>
          <table:table-cell table:style-name="ce24" office:value-type="float" office:value="0.968545031183928" calcext:value-type="float">
            <text:p><text:s text:c="3"/>0.97 </text:p>
          </table:table-cell>
          <table:table-cell table:style-name="ce24" office:value-type="float" office:value="11.78" calcext:value-type="float">
            <text:p><text:s text:c="3"/>11.78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4" office:value-type="float" office:value="0.352542809785148" calcext:value-type="float">
            <text:p><text:s text:c="3"/>0.35 </text:p>
          </table:table-cell>
          <table:table-cell table:style-name="ce24" office:value-type="float" office:value="4.29" calcext:value-type="float">
            <text:p><text:s text:c="3"/>4.29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4" office:value-type="float" office:value="0.174376013442116" calcext:value-type="float">
            <text:p><text:s text:c="3"/>0.17 </text:p>
          </table:table-cell>
          <table:table-cell table:style-name="ce39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96" calcext:value-type="float">
            <text:p><text:s/>－196 </text:p>
          </table:table-cell>
          <table:table-cell table:style-name="ce24" office:value-type="float" office:value="-0.230282907251209" calcext:value-type="float">
            <text:p><text:s/>－0.23 </text:p>
          </table:table-cell>
          <table:table-cell table:style-name="ce24" office:value-type="float" office:value="-2.80209800919436" calcext:value-type="float">
            <text:p><text:s/>－2.80 </text:p>
          </table:table-cell>
          <table:table-cell table:style-name="ce30" office:value-type="float" office:value="-259" calcext:value-type="float">
            <text:p><text:s/>－259 </text:p>
          </table:table-cell>
          <table:table-cell table:style-name="ce24" office:value-type="float" office:value="-0.304337455010346" calcext:value-type="float">
            <text:p><text:s/>－0.30 </text:p>
          </table:table-cell>
          <table:table-cell table:style-name="ce24" office:value-type="float" office:value="-3.7" calcext:value-type="float">
            <text:p><text:s/>－3.70 </text:p>
          </table:table-cell>
          <table:table-cell table:style-name="ce30" office:value-type="float" office:value="436" calcext:value-type="float">
            <text:p><text:s text:c="3"/>436 </text:p>
          </table:table-cell>
          <table:table-cell table:style-name="ce24" office:value-type="float" office:value="0.512320966735564" calcext:value-type="float">
            <text:p><text:s text:c="3"/>0.51 </text:p>
          </table:table-cell>
          <table:table-cell table:style-name="ce24" office:value-type="float" office:value="6.23" calcext:value-type="float">
            <text:p><text:s text:c="3"/>6.23 </text:p>
          </table:table-cell>
          <table:table-cell table:style-name="ce30" office:value-type="float" office:value="695" calcext:value-type="float">
            <text:p><text:s text:c="3"/>695 </text:p>
          </table:table-cell>
          <table:table-cell table:style-name="ce24" office:value-type="float" office:value="0.81665842174591" calcext:value-type="float">
            <text:p><text:s text:c="3"/>0.82 </text:p>
          </table:table-cell>
          <table:table-cell table:style-name="ce24" office:value-type="float" office:value="9.94" calcext:value-type="float">
            <text:p><text:s text:c="3"/>9.94 </text:p>
          </table:table-cell>
          <table:table-cell table:style-name="ce30" office:value-type="float" office:value="308" calcext:value-type="float">
            <text:p><text:s text:c="3"/>308 </text:p>
          </table:table-cell>
          <table:table-cell table:style-name="ce24" office:value-type="float" office:value="0.361914811363655" calcext:value-type="float">
            <text:p><text:s text:c="3"/>0.36 </text:p>
          </table:table-cell>
          <table:table-cell table:style-name="ce24" office:value-type="float" office:value="4.4" calcext:value-type="float">
            <text:p><text:s text:c="3"/>4.40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4" office:value-type="float" office:value="0.176257213326455" calcext:value-type="float">
            <text:p><text:s text:c="3"/>0.18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128" calcext:value-type="float">
            <text:p><text:s text:c="3"/>128 </text:p>
          </table:table-cell>
          <table:table-cell table:style-name="ce24" office:value-type="float" office:value="0.569711805941916" calcext:value-type="float">
            <text:p><text:s text:c="3"/>0.57 </text:p>
          </table:table-cell>
          <table:table-cell table:style-name="ce24" office:value-type="float" office:value="6.92951972436174" calcext:value-type="float">
            <text:p><text:s text:c="3"/>6.93 </text:p>
          </table:table-cell>
          <table:table-cell table:style-name="ce30" office:value-type="float" office:value="-92" calcext:value-type="float">
            <text:p><text:s/>－92 </text:p>
          </table:table-cell>
          <table:table-cell table:style-name="ce24" office:value-type="float" office:value="-0.409363750839863" calcext:value-type="float">
            <text:p><text:s/>－0.41 </text:p>
          </table:table-cell>
          <table:table-cell table:style-name="ce24" office:value-type="float" office:value="-4.98" calcext:value-type="float">
            <text:p><text:s/>－4.98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4" office:value-type="float" office:value="0.614045626259795" calcext:value-type="float">
            <text:p><text:s text:c="3"/>0.61 </text:p>
          </table:table-cell>
          <table:table-cell table:style-name="ce24" office:value-type="float" office:value="7.47" calcext:value-type="float">
            <text:p><text:s text:c="3"/>7.47 </text:p>
          </table:table-cell>
          <table:table-cell table:style-name="ce30" office:value-type="float" office:value="230" calcext:value-type="float">
            <text:p><text:s text:c="3"/>230 </text:p>
          </table:table-cell>
          <table:table-cell table:style-name="ce24" office:value-type="float" office:value="1.02340937709966" calcext:value-type="float">
            <text:p><text:s text:c="3"/>1.02 </text:p>
          </table:table-cell>
          <table:table-cell table:style-name="ce24" office:value-type="float" office:value="12.45" calcext:value-type="float">
            <text:p><text:s text:c="3"/>12.45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4" office:value-type="float" office:value="0.400464538865083" calcext:value-type="float">
            <text:p><text:s text:c="3"/>0.40 </text:p>
          </table:table-cell>
          <table:table-cell table:style-name="ce24" office:value-type="float" office:value="4.87" calcext:value-type="float">
            <text:p><text:s text:c="3"/>4.87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4" office:value-type="float" office:value="0.253627541281219" calcext:value-type="float">
            <text:p><text:s text:c="3"/>0.25 </text:p>
          </table:table-cell>
          <table:table-cell table:style-name="ce39" office:value-type="float" office:value="3.09" calcext:value-type="float">
            <text:p><text:s text:c="3"/>3.0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4" office:value-type="float" office:value="0.164848833619571" calcext:value-type="float">
            <text:p><text:s text:c="3"/>0.16 </text:p>
          </table:table-cell>
          <table:table-cell table:style-name="ce24" office:value-type="float" office:value="2.00549550724051" calcext:value-type="float">
            <text:p><text:s text:c="3"/>2.01 </text:p>
          </table:table-cell>
          <table:table-cell table:style-name="ce30" office:value-type="float" office:value="-54" calcext:value-type="float">
            <text:p><text:s/>－54 </text:p>
          </table:table-cell>
          <table:table-cell table:style-name="ce24" office:value-type="float" office:value="-0.161838242676445" calcext:value-type="float">
            <text:p><text:s/>－0.16 </text:p>
          </table:table-cell>
          <table:table-cell table:style-name="ce24" office:value-type="float" office:value="-1.97" calcext:value-type="float">
            <text:p><text:s/>－1.97 </text:p>
          </table:table-cell>
          <table:table-cell table:style-name="ce30" office:value-type="float" office:value="207" calcext:value-type="float">
            <text:p><text:s text:c="3"/>207 </text:p>
          </table:table-cell>
          <table:table-cell table:style-name="ce24" office:value-type="float" office:value="0.620379930259705" calcext:value-type="float">
            <text:p><text:s text:c="3"/>0.62 </text:p>
          </table:table-cell>
          <table:table-cell table:style-name="ce24" office:value-type="float" office:value="7.55" calcext:value-type="float">
            <text:p><text:s text:c="3"/>7.55 </text:p>
          </table:table-cell>
          <table:table-cell table:style-name="ce30" office:value-type="float" office:value="261" calcext:value-type="float">
            <text:p><text:s text:c="3"/>261 </text:p>
          </table:table-cell>
          <table:table-cell table:style-name="ce24" office:value-type="float" office:value="0.78221817293615" calcext:value-type="float">
            <text:p><text:s text:c="3"/>0.78 </text:p>
          </table:table-cell>
          <table:table-cell table:style-name="ce24" office:value-type="float" office:value="9.52" calcext:value-type="float">
            <text:p><text:s text:c="3"/>9.52 </text:p>
          </table:table-cell>
          <table:table-cell table:style-name="ce30" office:value-type="float" office:value="150" calcext:value-type="float">
            <text:p><text:s text:c="3"/>150 </text:p>
          </table:table-cell>
          <table:table-cell table:style-name="ce24" office:value-type="float" office:value="0.449550674101236" calcext:value-type="float">
            <text:p><text:s text:c="3"/>0.45 </text:p>
          </table:table-cell>
          <table:table-cell table:style-name="ce24" office:value-type="float" office:value="5.47" calcext:value-type="float">
            <text:p><text:s text:c="3"/>5.47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4" office:value-type="float" office:value="0.278721417942766" calcext:value-type="float">
            <text:p><text:s text:c="3"/>0.28 </text:p>
          </table:table-cell>
          <table:table-cell table:style-name="ce39" office:value-type="float" office:value="3.39" calcext:value-type="float">
            <text:p><text:s text:c="3"/>3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82" calcext:value-type="float">
            <text:p><text:s text:c="3"/>182 </text:p>
          </table:table-cell>
          <table:table-cell table:style-name="ce24" office:value-type="float" office:value="1.8053406340515" calcext:value-type="float">
            <text:p><text:s text:c="3"/>1.81 </text:p>
          </table:table-cell>
          <table:table-cell table:style-name="ce24" office:value-type="float" office:value="21.9451684621204" calcext:value-type="float">
            <text:p><text:s text:c="3"/>21.95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4" office:value-type="float" office:value="0.0792840648940071" calcext:value-type="float">
            <text:p><text:s text:c="3"/>0.08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4" office:value-type="float" office:value="0.78293014082832" calcext:value-type="float">
            <text:p><text:s text:c="3"/>0.78 </text:p>
          </table:table-cell>
          <table:table-cell table:style-name="ce24" office:value-type="float" office:value="9.53" calcext:value-type="float">
            <text:p><text:s text:c="3"/>9.53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4" office:value-type="float" office:value="0.703646075934313" calcext:value-type="float">
            <text:p><text:s text:c="3"/>0.70 </text:p>
          </table:table-cell>
          <table:table-cell table:style-name="ce24" office:value-type="float" office:value="8.56" calcext:value-type="float">
            <text:p><text:s text:c="3"/>8.56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4" office:value-type="float" office:value="0.406330832581786" calcext:value-type="float">
            <text:p><text:s text:c="3"/>0.41 </text:p>
          </table:table-cell>
          <table:table-cell table:style-name="ce24" office:value-type="float" office:value="4.94" calcext:value-type="float">
            <text:p><text:s text:c="3"/>4.94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4" office:value-type="float" office:value="0.148657621676263" calcext:value-type="float">
            <text:p><text:s text:c="3"/>0.15 </text:p>
          </table:table-cell>
          <table:table-cell table:style-name="ce39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59" calcext:value-type="float">
            <text:p><text:s/>－159 </text:p>
          </table:table-cell>
          <table:table-cell table:style-name="ce24" office:value-type="float" office:value="-0.424647729336481" calcext:value-type="float">
            <text:p><text:s/>－0.42 </text:p>
          </table:table-cell>
          <table:table-cell table:style-name="ce24" office:value-type="float" office:value="-5.16764458786398" calcext:value-type="float">
            <text:p><text:s/>－5.17 </text:p>
          </table:table-cell>
          <table:table-cell table:style-name="ce30" office:value-type="float" office:value="-18" calcext:value-type="float">
            <text:p><text:s/>－18 </text:p>
          </table:table-cell>
          <table:table-cell table:style-name="ce24" office:value-type="float" office:value="-0.0480835371318437" calcext:value-type="float">
            <text:p><text:s/>－0.05 </text:p>
          </table:table-cell>
          <table:table-cell table:style-name="ce24" office:value-type="float" office:value="-0.59" calcext:value-type="float">
            <text:p><text:s/>－0.59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4" office:value-type="float" office:value="0.531590216068717" calcext:value-type="float">
            <text:p><text:s text:c="3"/>0.53 </text:p>
          </table:table-cell>
          <table:table-cell table:style-name="ce24" office:value-type="float" office:value="6.47" calcext:value-type="float">
            <text:p><text:s text:c="3"/>6.47 </text:p>
          </table:table-cell>
          <table:table-cell table:style-name="ce30" office:value-type="float" office:value="217" calcext:value-type="float">
            <text:p><text:s text:c="3"/>217 </text:p>
          </table:table-cell>
          <table:table-cell table:style-name="ce24" office:value-type="float" office:value="0.57967375320056" calcext:value-type="float">
            <text:p><text:s text:c="3"/>0.58 </text:p>
          </table:table-cell>
          <table:table-cell table:style-name="ce24" office:value-type="float" office:value="7.05" calcext:value-type="float">
            <text:p><text:s text:c="3"/>7.05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4" office:value-type="float" office:value="0.406038758002236" calcext:value-type="float">
            <text:p><text:s text:c="3"/>0.41 </text:p>
          </table:table-cell>
          <table:table-cell table:style-name="ce24" office:value-type="float" office:value="4.94" calcext:value-type="float">
            <text:p><text:s text:c="3"/>4.94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4" office:value-type="float" office:value="0.24576030089609" calcext:value-type="float">
            <text:p><text:s text:c="3"/>0.25 </text:p>
          </table:table-cell>
          <table:table-cell table:style-name="ce39" office:value-type="float" office:value="2.99" calcext:value-type="float">
            <text:p><text:s text:c="3"/>2.9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08" calcext:value-type="float">
            <text:p><text:s text:c="3"/>208 </text:p>
          </table:table-cell>
          <table:table-cell table:style-name="ce24" office:value-type="float" office:value="0.484609004408078" calcext:value-type="float">
            <text:p><text:s text:c="3"/>0.48 </text:p>
          </table:table-cell>
          <table:table-cell table:style-name="ce24" office:value-type="float" office:value="5.89464792056822" calcext:value-type="float">
            <text:p><text:s text:c="3"/>5.89 </text:p>
          </table:table-cell>
          <table:table-cell table:style-name="ce30" office:value-type="float" office:value="231" calcext:value-type="float">
            <text:p><text:s text:c="3"/>231 </text:p>
          </table:table-cell>
          <table:table-cell table:style-name="ce24" office:value-type="float" office:value="0.538065201390118" calcext:value-type="float">
            <text:p><text:s text:c="3"/>0.54 </text:p>
          </table:table-cell>
          <table:table-cell table:style-name="ce24" office:value-type="float" office:value="6.55" calcext:value-type="float">
            <text:p><text:s text:c="3"/>6.55 </text:p>
          </table:table-cell>
          <table:table-cell table:style-name="ce30" office:value-type="float" office:value="461" calcext:value-type="float">
            <text:p><text:s text:c="3"/>461 </text:p>
          </table:table-cell>
          <table:table-cell table:style-name="ce24" office:value-type="float" office:value="1.07380111619413" calcext:value-type="float">
            <text:p><text:s text:c="3"/>1.07 </text:p>
          </table:table-cell>
          <table:table-cell table:style-name="ce24" office:value-type="float" office:value="13.06" calcext:value-type="float">
            <text:p><text:s text:c="3"/>13.06 </text:p>
          </table:table-cell>
          <table:table-cell table:style-name="ce30" office:value-type="float" office:value="230" calcext:value-type="float">
            <text:p><text:s text:c="3"/>230 </text:p>
          </table:table-cell>
          <table:table-cell table:style-name="ce24" office:value-type="float" office:value="0.535735914804014" calcext:value-type="float">
            <text:p><text:s text:c="3"/>0.54 </text:p>
          </table:table-cell>
          <table:table-cell table:style-name="ce24" office:value-type="float" office:value="6.52" calcext:value-type="float">
            <text:p><text:s text:c="3"/>6.52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4" office:value-type="float" office:value="0.423930158671002" calcext:value-type="float">
            <text:p><text:s text:c="3"/>0.42 </text:p>
          </table:table-cell>
          <table:table-cell table:style-name="ce24" office:value-type="float" office:value="5.16" calcext:value-type="float">
            <text:p><text:s text:c="3"/>5.16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4" office:value-type="float" office:value="0.202647932991083" calcext:value-type="float">
            <text:p><text:s text:c="3"/>0.20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40" calcext:value-type="float">
            <text:p><text:s/>－40 </text:p>
          </table:table-cell>
          <table:table-cell table:style-name="ce24" office:value-type="float" office:value="-0.147545397874609" calcext:value-type="float">
            <text:p><text:s/>－0.15 </text:p>
          </table:table-cell>
          <table:table-cell table:style-name="ce24" office:value-type="float" office:value="-1.7952681159153" calcext:value-type="float">
            <text:p><text:s/>－1.80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4" office:value-type="float" office:value="0.0221334425249831" calcext:value-type="float">
            <text:p><text:s text:c="3"/>0.02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30" office:value-type="float" office:value="175" calcext:value-type="float">
            <text:p><text:s text:c="3"/>175 </text:p>
          </table:table-cell>
          <table:table-cell table:style-name="ce24" office:value-type="float" office:value="0.645558740312008" calcext:value-type="float">
            <text:p><text:s text:c="3"/>0.65 </text:p>
          </table:table-cell>
          <table:table-cell table:style-name="ce24" office:value-type="float" office:value="7.85" calcext:value-type="float">
            <text:p><text:s text:c="3"/>7.85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4" office:value-type="float" office:value="0.623425297787025" calcext:value-type="float">
            <text:p><text:s text:c="3"/>0.62 </text:p>
          </table:table-cell>
          <table:table-cell table:style-name="ce24" office:value-type="float" office:value="7.59" calcext:value-type="float">
            <text:p><text:s text:c="3"/>7.59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4" office:value-type="float" office:value="0.435291036324668" calcext:value-type="float">
            <text:p><text:s text:c="3"/>0.44 </text:p>
          </table:table-cell>
          <table:table-cell table:style-name="ce24" office:value-type="float" office:value="5.3" calcext:value-type="float">
            <text:p><text:s text:c="3"/>5.30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4" office:value-type="float" office:value="0.221334425249831" calcext:value-type="float">
            <text:p><text:s text:c="3"/>0.22 </text:p>
          </table:table-cell>
          <table:table-cell table:style-name="ce39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691" calcext:value-type="float">
            <text:p><text:s text:c="3"/>691 </text:p>
          </table:table-cell>
          <table:table-cell table:style-name="ce23" office:value-type="float" office:value="5.13346259852757" calcext:value-type="float">
            <text:p><text:s text:c="3"/>5.13 </text:p>
          </table:table-cell>
          <table:table-cell table:style-name="ce23" office:value-type="float" office:value="62.2972280370254" calcext:value-type="float">
            <text:p><text:s text:c="3"/>62.30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3" office:value-type="float" office:value="0.563161112243197" calcext:value-type="float">
            <text:p><text:s text:c="3"/>0.56 </text:p>
          </table:table-cell>
          <table:table-cell table:style-name="ce23" office:value-type="float" office:value="6.85" calcext:value-type="float">
            <text:p><text:s text:c="3"/>6.85 </text:p>
          </table:table-cell>
          <table:table-cell table:style-name="ce29" office:value-type="float" office:value="134" calcext:value-type="float">
            <text:p><text:s text:c="3"/>134 </text:p>
          </table:table-cell>
          <table:table-cell table:style-name="ce23" office:value-type="float" office:value="0.992941961060373" calcext:value-type="float">
            <text:p><text:s text:c="3"/>0.99 </text:p>
          </table:table-cell>
          <table:table-cell table:style-name="ce23" office:value-type="float" office:value="12.08" calcext:value-type="float">
            <text:p><text:s text:c="3"/>12.08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3" office:value-type="float" office:value="0.429780848817176" calcext:value-type="float">
            <text:p><text:s text:c="3"/>0.43 </text:p>
          </table:table-cell>
          <table:table-cell table:style-name="ce23" office:value-type="float" office:value="5.23" calcext:value-type="float">
            <text:p><text:s text:c="3"/>5.23 </text:p>
          </table:table-cell>
          <table:table-cell table:style-name="ce29" office:value-type="float" office:value="46" calcext:value-type="float">
            <text:p><text:s text:c="3"/>46 </text:p>
          </table:table-cell>
          <table:table-cell table:style-name="ce23" office:value-type="float" office:value="0.340860673199829" calcext:value-type="float">
            <text:p><text:s text:c="3"/>0.34 </text:p>
          </table:table-cell>
          <table:table-cell table:style-name="ce23" office:value-type="float" office:value="4.15" calcext:value-type="float">
            <text:p><text:s text:c="3"/>4.15 </text:p>
          </table:table-cell>
          <table:table-cell table:style-name="ce29" office:value-type="float" office:value="15" calcext:value-type="float">
            <text:p><text:s text:c="3"/>15 </text:p>
          </table:table-cell>
          <table:table-cell table:style-name="ce23" office:value-type="float" office:value="0.111150219521684" calcext:value-type="float">
            <text:p><text:s text:c="3"/>0.11 </text:p>
          </table:table-cell>
          <table:table-cell table:style-name="ce38" office:value-type="float" office:value="1.35" calcext:value-type="float">
            <text:p><text:s text:c="3"/>1.3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660" calcext:value-type="float">
            <text:p><text:s text:c="3"/>660 </text:p>
          </table:table-cell>
          <table:table-cell table:style-name="ce24" office:value-type="float" office:value="5.39674233008439" calcext:value-type="float">
            <text:p><text:s text:c="3"/>5.40 </text:p>
          </table:table-cell>
          <table:table-cell table:style-name="ce24" office:value-type="float" office:value="65.4836657805033" calcext:value-type="float">
            <text:p><text:s text:c="3"/>65.48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4" office:value-type="float" office:value="0.530067033092493" calcext:value-type="float">
            <text:p><text:s text:c="3"/>0.53 </text:p>
          </table:table-cell>
          <table:table-cell table:style-name="ce24" office:value-type="float" office:value="6.45" calcext:value-type="float">
            <text:p><text:s text:c="3"/>6.45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4" office:value-type="float" office:value="0.962275536998679" calcext:value-type="float">
            <text:p><text:s text:c="3"/>0.96 </text:p>
          </table:table-cell>
          <table:table-cell table:style-name="ce24" office:value-type="float" office:value="11.71" calcext:value-type="float">
            <text:p><text:s text:c="3"/>11.71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4" office:value-type="float" office:value="0.432208503906186" calcext:value-type="float">
            <text:p><text:s text:c="3"/>0.43 </text:p>
          </table:table-cell>
          <table:table-cell table:style-name="ce24" office:value-type="float" office:value="5.26" calcext:value-type="float">
            <text:p><text:s text:c="3"/>5.26 </text:p>
          </table:table-cell>
          <table:table-cell table:style-name="ce30" office:value-type="float" office:value="43" calcext:value-type="float">
            <text:p><text:s text:c="3"/>43 </text:p>
          </table:table-cell>
          <table:table-cell table:style-name="ce24" office:value-type="float" office:value="0.350659729584264" calcext:value-type="float">
            <text:p><text:s text:c="3"/>0.35 </text:p>
          </table:table-cell>
          <table:table-cell table:style-name="ce24" office:value-type="float" office:value="4.27" calcext:value-type="float">
            <text:p><text:s text:c="3"/>4.27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4" office:value-type="float" office:value="0.0897036517541141" calcext:value-type="float">
            <text:p><text:s text:c="3"/>0.09 </text:p>
          </table:table-cell>
          <table:table-cell table:style-name="ce39" office:value-type="float" office:value="1.09" calcext:value-type="float">
            <text:p><text:s text:c="3"/>1.0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4" office:value-type="float" office:value="2.51807326780928" calcext:value-type="float">
            <text:p><text:s text:c="3"/>2.52 </text:p>
          </table:table-cell>
          <table:table-cell table:style-name="ce24" office:value-type="float" office:value="30.5980340458903" calcext:value-type="float">
            <text:p><text:s text:c="3"/>30.60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4" office:value-type="float" office:value="0.892386322151462" calcext:value-type="float">
            <text:p><text:s text:c="3"/>0.89 </text:p>
          </table:table-cell>
          <table:table-cell table:style-name="ce24" office:value-type="float" office:value="10.86" calcext:value-type="float">
            <text:p><text:s text:c="3"/>10.86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4" office:value-type="float" office:value="1.29801646858395" calcext:value-type="float">
            <text:p><text:s text:c="3"/>1.30 </text:p>
          </table:table-cell>
          <table:table-cell table:style-name="ce24" office:value-type="float" office:value="15.79" calcext:value-type="float">
            <text:p><text:s text:c="3"/>15.79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4" office:value-type="float" office:value="0.405630146432483" calcext:value-type="float">
            <text:p><text:s text:c="3"/>0.41 </text:p>
          </table:table-cell>
          <table:table-cell table:style-name="ce24" office:value-type="float" office:value="4.94" calcext:value-type="float">
            <text:p><text:s text:c="3"/>4.94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4" office:value-type="float" office:value="0.24337808785949" calcext:value-type="float">
            <text:p><text:s text:c="3"/>0.24 </text:p>
          </table:table-cell>
          <table:table-cell table:style-name="ce24" office:value-type="float" office:value="2.96" calcext:value-type="float">
            <text:p><text:s text:c="3"/>2.96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4" office:value-type="float" office:value="0.324504117145986" calcext:value-type="float">
            <text:p><text:s text:c="3"/>0.32 </text:p>
          </table:table-cell>
          <table:table-cell table:style-name="ce39" office:value-type="float" office:value="3.95" calcext:value-type="float">
            <text:p><text:s text:c="3"/>3.95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0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，「0.00」表示未滿百分之0.005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5月6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年之比率為本月人數(對數)÷本月月中人口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1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expression table:name="NAME" table:base-cell-address="$'人口增加&amp;生死結離'.$A$1" table:expression="['file:///D:/0662/A.%E9%80%9F%E5%A0%B1/103%E5%B9%B4/%E6%88%B6%E5%8F%A3%E7%B5%B1%E8%A8%88%E9%80%9F%E5%A0%B1-103.4.xls'#$''.$BZ$11:.$CA$39]"/>
          <table:named-expression table:name="PRINT_AREA_MI" table:base-cell-address="$'人口增加&amp;生死結離'.$A$1" table:expression="['file:///D:/0662/A.%E9%80%9F%E5%A0%B1/103%E5%B9%B4/%E6%88%B6%E5%8F%A3%E7%B5%B1%E8%A8%88%E9%80%9F%E5%A0%B1-103.4.xls'#$''.$V$7:.$AW$43]"/>
          <table:named-expression table:name="P_1" table:base-cell-address="$'人口增加&amp;生死結離'.$A$1" table:expression="['file:///D:/0662/A.%E9%80%9F%E5%A0%B1/103%E5%B9%B4/%E6%88%B6%E5%8F%A3%E7%B5%B1%E8%A8%88%E9%80%9F%E5%A0%B1-103.4.xls'#$''.$A$7:.$U$40]"/>
          <table:named-expression table:name="P_11" table:base-cell-address="$'人口增加&amp;生死結離'.$A$1" table:expression="['file:///D:/0662/A.%E9%80%9F%E5%A0%B1/103%E5%B9%B4/%E6%88%B6%E5%8F%A3%E7%B5%B1%E8%A8%88%E9%80%9F%E5%A0%B1-103.4.xls'#$''.$A$87:.$M$119]"/>
          <table:named-expression table:name="P_2" table:base-cell-address="$'人口增加&amp;生死結離'.$A$1" table:expression="['file:///D:/0662/A.%E9%80%9F%E5%A0%B1/103%E5%B9%B4/%E6%88%B6%E5%8F%A3%E7%B5%B1%E8%A8%88%E9%80%9F%E5%A0%B1-103.4.xls'#$''.$V$7:.$AW$43]"/>
          <table:named-expression table:name="_a" table:base-cell-address="$'人口增加&amp;生死結離'.$A$1" table:expression="['file:///D:/0662/A.%E9%80%9F%E5%A0%B1/103%E5%B9%B4/%E6%88%B6%E5%8F%A3%E7%B5%B1%E8%A8%88%E9%80%9F%E5%A0%B1-103.4.xls'#$''.$B$80]"/>
          <table:named-expression table:name="_b" table:base-cell-address="$'人口增加&amp;生死結離'.$A$1" table:expression="['file:///D:/0662/A.%E9%80%9F%E5%A0%B1/103%E5%B9%B4/%E6%88%B6%E5%8F%A3%E7%B5%B1%E8%A8%88%E9%80%9F%E5%A0%B1-103.4.xls'#$''.$B$40]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expression table:name="rd_rf_f_97y_9802_data" table:base-cell-address="$'人口增加&amp;生死結離'.$A$1" table:expression="['file:///D:/0662/A.%E9%80%9F%E5%A0%B1/103%E5%B9%B4/%E6%88%B6%E5%8F%A3%E7%B5%B1%E8%A8%88%E9%80%9F%E5%A0%B1-103.4.xls'#$''.$B$1:.$BJ$29]"/>
        <table:named-expression table:name="rd_rg_f_84y_97y_data" table:base-cell-address="$'人口增加&amp;生死結離'.$A$1" table:expression="['file:///D:/0662/A.%E9%80%9F%E5%A0%B1/103%E5%B9%B4/%E6%88%B6%E5%8F%A3%E7%B5%B1%E8%A8%88%E9%80%9F%E5%A0%B1-103.4.xls'#$''.$B$4:.$BB$65]"/>
        <table:named-expression table:name="rd_rg_f_9805_data" table:base-cell-address="$'人口增加&amp;生死結離'.$A$1" table:expression="['file:///D:/0662/A.%E9%80%9F%E5%A0%B1/103%E5%B9%B4/%E6%88%B6%E5%8F%A3%E7%B5%B1%E8%A8%88%E9%80%9F%E5%A0%B1-103.4.xls'#$''.$B$1:.$Z$26]"/>
        <table:named-expression table:name="rd_rg_f_9806_data" table:base-cell-address="$'人口增加&amp;生死結離'.$A$1" table:expression="['file:///D:/0662/A.%E9%80%9F%E5%A0%B1/103%E5%B9%B4/%E6%88%B6%E5%8F%A3%E7%B5%B1%E8%A8%88%E9%80%9F%E5%A0%B1-103.4.xls'#$''.$B$1:.$AD$27]"/>
        <table:named-expression table:name="rd_rg_f_9807_data" table:base-cell-address="$'人口增加&amp;生死結離'.$A$1" table:expression="['file:///D:/0662/A.%E9%80%9F%E5%A0%B1/103%E5%B9%B4/%E6%88%B6%E5%8F%A3%E7%B5%B1%E8%A8%88%E9%80%9F%E5%A0%B1-103.4.xls'#$''.$B$1:.$AH$27]"/>
        <table:named-expression table:name="rd_rg_f_9808_data" table:base-cell-address="$'人口增加&amp;生死結離'.$A$1" table:expression="['file:///D:/0662/A.%E9%80%9F%E5%A0%B1/103%E5%B9%B4/%E6%88%B6%E5%8F%A3%E7%B5%B1%E8%A8%88%E9%80%9F%E5%A0%B1-103.4.xls'#$''.$B$1:.$AL$27]"/>
        <table:named-expression table:name="rd_rg_f_98y_9803_data" table:base-cell-address="$'人口增加&amp;生死結離'.$A$1" table:expression="['file:///D:/0662/A.%E9%80%9F%E5%A0%B1/103%E5%B9%B4/%E6%88%B6%E5%8F%A3%E7%B5%B1%E8%A8%88%E9%80%9F%E5%A0%B1-103.4.xls'#$''.$B$1:.$R$25]"/>
        <table:named-expression table:name="rd_rg_f_98y_9804_data" table:base-cell-address="$'人口增加&amp;生死結離'.$A$1" table:expression="['file:///D:/0662/A.%E9%80%9F%E5%A0%B1/103%E5%B9%B4/%E6%88%B6%E5%8F%A3%E7%B5%B1%E8%A8%88%E9%80%9F%E5%A0%B1-103.4.xls'#$''.$B$1:.$V$25]"/>
        <table:named-expression table:name="rd_rg_q9607" table:base-cell-address="$'人口增加&amp;生死結離'.$A$1" table:expression="['file:///D:/0662/A.%E9%80%9F%E5%A0%B1/103%E5%B9%B4/%E6%88%B6%E5%8F%A3%E7%B5%B1%E8%A8%88%E9%80%9F%E5%A0%B1-103.4.xls'#$''.$B$4:.$F$49]"/>
        <table:named-expression table:name="rd_rg_q_84y_97y_data" table:base-cell-address="$'人口增加&amp;生死結離'.$A$1" table:expression="['file:///D:/0662/A.%E9%80%9F%E5%A0%B1/103%E5%B9%B4/%E6%88%B6%E5%8F%A3%E7%B5%B1%E8%A8%88%E9%80%9F%E5%A0%B1-103.4.xls'#$''.$B$4:.$BF$49]"/>
        <table:named-expression table:name="rd_rg_q_97y_9802_data" table:base-cell-address="$'人口增加&amp;生死結離'.$A$1" table:expression="['file:///D:/0662/A.%E9%80%9F%E5%A0%B1/103%E5%B9%B4/%E6%88%B6%E5%8F%A3%E7%B5%B1%E8%A8%88%E9%80%9F%E5%A0%B1-103.4.xls'#$''.$B$1:.$BJ$44]"/>
        <table:named-expression table:name="rd_rg_q_9805_data" table:base-cell-address="$'人口增加&amp;生死結離'.$A$1" table:expression="['file:///D:/0662/A.%E9%80%9F%E5%A0%B1/103%E5%B9%B4/%E6%88%B6%E5%8F%A3%E7%B5%B1%E8%A8%88%E9%80%9F%E5%A0%B1-103.4.xls'#$''.$B$1:.$Z$44]"/>
        <table:named-expression table:name="rd_rg_q_9806_data" table:base-cell-address="$'人口增加&amp;生死結離'.$A$1" table:expression="['file:///D:/0662/A.%E9%80%9F%E5%A0%B1/103%E5%B9%B4/%E6%88%B6%E5%8F%A3%E7%B5%B1%E8%A8%88%E9%80%9F%E5%A0%B1-103.4.xls'#$''.$B$1:.$AD$45]"/>
        <table:named-expression table:name="rd_rg_q_9807_data" table:base-cell-address="$'人口增加&amp;生死結離'.$A$1" table:expression="['file:///D:/0662/A.%E9%80%9F%E5%A0%B1/103%E5%B9%B4/%E6%88%B6%E5%8F%A3%E7%B5%B1%E8%A8%88%E9%80%9F%E5%A0%B1-103.4.xls'#$''.$B$1:.$AH$45]"/>
        <table:named-expression table:name="rd_rg_q_9808_data" table:base-cell-address="$'人口增加&amp;生死結離'.$A$1" table:expression="['file:///D:/0662/A.%E9%80%9F%E5%A0%B1/103%E5%B9%B4/%E6%88%B6%E5%8F%A3%E7%B5%B1%E8%A8%88%E9%80%9F%E5%A0%B1-103.4.xls'#$''.$B$1:.$AL$45]"/>
        <table:named-expression table:name="rd_rg_q_98y_9803_data" table:base-cell-address="$'人口增加&amp;生死結離'.$A$1" table:expression="['file:///D:/0662/A.%E9%80%9F%E5%A0%B1/103%E5%B9%B4/%E6%88%B6%E5%8F%A3%E7%B5%B1%E8%A8%88%E9%80%9F%E5%A0%B1-103.4.xls'#$''.$B$1:.$R$43]"/>
        <table:named-expression table:name="rd_rg_q_98y_9804_data" table:base-cell-address="$'人口增加&amp;生死結離'.$A$1" table:expression="['file:///D:/0662/A.%E9%80%9F%E5%A0%B1/103%E5%B9%B4/%E6%88%B6%E5%8F%A3%E7%B5%B1%E8%A8%88%E9%80%9F%E5%A0%B1-103.4.xls'#$''.$B$1:.$V$44]"/>
        <table:named-expression table:name="rd_t9607" table:base-cell-address="$'人口增加&amp;生死結離'.$A$1" table:expression="['file:///D:/0662/A.%E9%80%9F%E5%A0%B1/103%E5%B9%B4/%E6%88%B6%E5%8F%A3%E7%B5%B1%E8%A8%88%E9%80%9F%E5%A0%B1-103.4.xls'#$''.$B$5:.$F$97]"/>
        <table:named-expression table:name="rd_t_84y_97y_data" table:base-cell-address="$'人口增加&amp;生死結離'.$A$1" table:expression="['file:///D:/0662/A.%E9%80%9F%E5%A0%B1/103%E5%B9%B4/%E6%88%B6%E5%8F%A3%E7%B5%B1%E8%A8%88%E9%80%9F%E5%A0%B1-103.4.xls'#$''.$B$4:.$AB$101]"/>
        <table:named-expression table:name="rd_t_97y_9802_data" table:base-cell-address="$'人口增加&amp;生死結離'.$A$1" table:expression="['file:///D:/0662/A.%E9%80%9F%E5%A0%B1/103%E5%B9%B4/%E6%88%B6%E5%8F%A3%E7%B5%B1%E8%A8%88%E9%80%9F%E5%A0%B1-103.4.xls'#$''.$B$1:.$AF$46]"/>
        <table:named-expression table:name="rd_t_9805_data" table:base-cell-address="$'人口增加&amp;生死結離'.$A$1" table:expression="['file:///D:/0662/A.%E9%80%9F%E5%A0%B1/103%E5%B9%B4/%E6%88%B6%E5%8F%A3%E7%B5%B1%E8%A8%88%E9%80%9F%E5%A0%B1-103.4.xls'#$''.$B$1:.$N$41]"/>
        <table:named-expression table:name="rd_t_9806_data" table:base-cell-address="$'人口增加&amp;生死結離'.$A$1" table:expression="['file:///D:/0662/A.%E9%80%9F%E5%A0%B1/103%E5%B9%B4/%E6%88%B6%E5%8F%A3%E7%B5%B1%E8%A8%88%E9%80%9F%E5%A0%B1-103.4.xls'#$''.$B$1:.$P$45]"/>
        <table:named-expression table:name="rd_t_9807_data" table:base-cell-address="$'人口增加&amp;生死結離'.$A$1" table:expression="['file:///D:/0662/A.%E9%80%9F%E5%A0%B1/103%E5%B9%B4/%E6%88%B6%E5%8F%A3%E7%B5%B1%E8%A8%88%E9%80%9F%E5%A0%B1-103.4.xls'#$''.$B$1:.$R$44]"/>
        <table:named-expression table:name="rd_t_9808_data" table:base-cell-address="$'人口增加&amp;生死結離'.$A$1" table:expression="['file:///D:/0662/A.%E9%80%9F%E5%A0%B1/103%E5%B9%B4/%E6%88%B6%E5%8F%A3%E7%B5%B1%E8%A8%88%E9%80%9F%E5%A0%B1-103.4.xls'#$''.$B$1:.$T$45]"/>
        <table:named-expression table:name="rd_t_98y_9803_data" table:base-cell-address="$'人口增加&amp;生死結離'.$A$1" table:expression="['file:///D:/0662/A.%E9%80%9F%E5%A0%B1/103%E5%B9%B4/%E6%88%B6%E5%8F%A3%E7%B5%B1%E8%A8%88%E9%80%9F%E5%A0%B1-103.4.xls'#$''.$B$1:.$J$35]"/>
        <table:named-expression table:name="rd_t_98y_9804_data" table:base-cell-address="$'人口增加&amp;生死結離'.$A$1" table:expression="['file:///D:/0662/A.%E9%80%9F%E5%A0%B1/103%E5%B9%B4/%E6%88%B6%E5%8F%A3%E7%B5%B1%E8%A8%88%E9%80%9F%E5%A0%B1-103.4.xls'#$''.$B$1:.$L$37]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5-06T18:27:58</meta:creation-date>
    <dc:creator>user</dc:creator>
    <dc:date>2014-05-06T18:28:38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